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yesno">
      <style:graphic-properties fo:min-height="0.556cm"/>
    </style:style>
    <style:style style:name="gr2" style:family="graphic" style:parent-style-name="boxymcboxface">
      <style:graphic-properties fo:min-height="1.469cm" fo:min-width="3.163cm"/>
    </style:style>
    <style:style style:name="gr3" style:family="graphic" style:parent-style-name="data">
      <style:graphic-properties draw:textarea-horizontal-align="justify" draw:textarea-vertical-align="middle" draw:auto-grow-height="false" fo:min-height="1.922cm" fo:min-width="2.044cm"/>
    </style:style>
    <style:style style:name="gr4" style:family="graphic" style:parent-style-name="boxymcboxface">
      <style:graphic-properties fo:min-height="1.68cm" fo:min-width="2.685cm"/>
    </style:style>
    <style:style style:name="gr5" style:family="graphic" style:parent-style-name="data">
      <style:graphic-properties draw:textarea-horizontal-align="justify" draw:textarea-vertical-align="middle" draw:auto-grow-height="false" fo:min-height="2.016cm" fo:min-width="2.257cm"/>
    </style:style>
    <style:style style:name="gr6" style:family="graphic" style:parent-style-name="boxymcboxface">
      <style:graphic-properties fo:min-height="1.604cm" fo:min-width="2.964cm"/>
    </style:style>
    <style:style style:name="gr7" style:family="graphic" style:parent-style-name="boxymcboxface">
      <style:graphic-properties fo:min-height="1.19cm" fo:min-width="2.559cm"/>
    </style:style>
    <style:style style:name="gr8" style:family="graphic" style:parent-style-name="data">
      <style:graphic-properties draw:textarea-horizontal-align="justify" draw:textarea-vertical-align="middle" draw:auto-grow-height="false" fo:min-height="2.179cm" fo:min-width="2.81cm"/>
    </style:style>
    <style:style style:name="gr9" style:family="graphic" style:parent-style-name="data">
      <style:graphic-properties draw:textarea-horizontal-align="justify" draw:textarea-vertical-align="middle" draw:auto-grow-height="false" fo:min-height="1.951cm" fo:min-width="2.655cm"/>
    </style:style>
    <style:style style:name="gr10" style:family="graphic" style:parent-style-name="data">
      <style:graphic-properties draw:textarea-horizontal-align="justify" draw:textarea-vertical-align="middle" draw:auto-grow-height="false" fo:min-height="1.645cm" fo:min-width="3.02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arrow" draw:layer="measurelines" draw:type="line" svg:x1="7.708cm" svg:y1="10.612cm" svg:x2="10.945cm" svg:y2="10.612cm" draw:start-shape="id1" draw:start-glue-point="7" draw:end-shape="id2" draw:end-glue-point="6" svg:d="M7708 10612h3237" svg:viewBox="0 0 3238 1">
          <text:p/>
        </draw:connector>
        <draw:connector draw:style-name="arrow" draw:layer="measurelines" draw:type="line" svg:x1="4.046cm" svg:y1="12.33cm" svg:x2="4.046cm" svg:y2="14.081cm" draw:start-shape="id1" draw:start-glue-point="6" draw:end-shape="id3" draw:end-glue-point="4" svg:d="M4046 12330v1751" svg:viewBox="0 0 1 1752">
          <text:p/>
        </draw:connector>
        <draw:frame draw:style-name="gr1" draw:layer="measurelines" svg:width="1.729cm" svg:height="0.806cm" svg:x="7.428cm" svg:y="9.555cm">
          <draw:text-box>
            <text:p>No</text:p>
          </draw:text-box>
        </draw:frame>
        <draw:custom-shape draw:style-name="gr2" xml:id="id1" draw:id="id1" draw:layer="layout" svg:width="7.325cm" svg:height="3.437cm" svg:x="0.383cm" svg:y="8.893cm">
          <text:p>All of reference represented in assembly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arrow" draw:layer="layout" draw:type="line" svg:x1="4.045cm" svg:y1="1.953cm" svg:x2="4.046cm" svg:y2="3.497cm" draw:start-shape="id4" draw:start-glue-point="8" draw:end-shape="id5" draw:end-glue-point="4" svg:d="M4045 1953l1 1544" svg:viewBox="0 0 2 1545">
          <text:p/>
        </draw:connector>
        <draw:custom-shape draw:style-name="gr3" draw:text-style-name="P1" xml:id="id2" draw:id="id2" draw:layer="layout" svg:width="3.358cm" svg:height="1.921cm" svg:x="10.61cm" svg:y="9.651cm">
          <text:p text:style-name="P1">partial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xml:id="id3" draw:id="id3" draw:layer="layout" svg:width="6.369cm" svg:height="3.86cm" svg:x="0.861cm" svg:y="14.081cm">
          <text:p>Assembled <text:s/>into one contig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6" draw:id="id6" draw:layer="layout" svg:width="4.531cm" svg:height="2.265cm" svg:x="10.61cm" svg:y="14.879cm">
          <text:p text:style-name="P1">fragmente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xml:id="id7" draw:id="id7" draw:layer="layout" svg:width="6.928cm" svg:height="3.707cm" svg:x="0.581cm" svg:y="19.693cm">
          <text:p>Is noncoding, or is coding and has complete gen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arrow" draw:layer="layout" draw:type="line" svg:x1="7.23cm" svg:y1="16.011cm" svg:x2="11.063cm" svg:y2="16.012cm" draw:start-shape="id3" draw:start-glue-point="7" draw:end-shape="id6" draw:end-glue-point="6" svg:d="M7230 16011l3833 1" svg:viewBox="0 0 3834 2">
          <text:p/>
        </draw:connector>
        <draw:connector draw:style-name="arrow" draw:layer="layout" draw:type="line" svg:x1="4.046cm" svg:y1="17.941cm" svg:x2="4.045cm" svg:y2="19.693cm" draw:start-shape="id3" draw:start-glue-point="6" draw:end-shape="id7" svg:d="M4046 17941l-1 1752" svg:viewBox="0 0 2 1753">
          <text:p/>
        </draw:connector>
        <draw:frame draw:style-name="gr1" draw:layer="layout" svg:width="1.729cm" svg:height="0.806cm" svg:x="7.428cm" svg:y="14.968cm">
          <draw:text-box>
            <text:p>No</text:p>
          </draw:text-box>
        </draw:frame>
        <draw:custom-shape draw:style-name="gr5" draw:text-style-name="P1" xml:id="id8" draw:id="id8" draw:layer="layout" svg:width="4.531cm" svg:height="2.265cm" svg:x="10.451cm" svg:y="20.414cm">
          <text:p text:style-name="P1">interrupte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arrow" draw:layer="layout" draw:type="line" svg:x1="7.509cm" svg:y1="21.547cm" svg:x2="10.904cm" svg:y2="21.547cm" draw:start-shape="id7" draw:start-glue-point="7" draw:end-shape="id8" draw:end-glue-point="6" svg:d="M7509 21547h3395" svg:viewBox="0 0 3396 1">
          <text:p/>
        </draw:connector>
        <draw:frame draw:style-name="gr1" draw:layer="layout" svg:width="1.729cm" svg:height="0.806cm" svg:x="2.733cm" svg:y="18.075cm">
          <draw:text-box>
            <text:p>Yes</text:p>
          </draw:text-box>
        </draw:frame>
        <draw:frame draw:style-name="gr1" draw:layer="layout" svg:width="1.729cm" svg:height="0.806cm" svg:x="7.428cm" svg:y="20.583cm">
          <draw:text-box>
            <text:p>No</text:p>
          </draw:text-box>
        </draw:frame>
        <draw:frame draw:style-name="gr1" draw:layer="layout" svg:width="1.729cm" svg:height="0.806cm" svg:x="2.733cm" svg:y="23.533cm">
          <draw:text-box>
            <text:p>Yes</text:p>
          </draw:text-box>
        </draw:frame>
        <draw:custom-shape draw:style-name="gr7" xml:id="id9" draw:id="id9" draw:layer="layout" svg:width="6.117cm" svg:height="2.878cm" svg:x="0.987cm" svg:y="25.15cm">
          <text:p>Is unique*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11" draw:id="id11" draw:layer="layout" svg:width="4.618cm" svg:height="2.178cm" svg:x="10.61cm" svg:y="25.5cm">
          <text:p text:style-name="P1">yes_nonuniqu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1" xml:id="id10" draw:id="id10" draw:layer="layout" svg:width="4.365cm" svg:height="1.95cm" svg:x="1.863cm" svg:y="29.681cm">
          <text:p text:style-name="P1">y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arrow" draw:layer="layout" draw:type="line" svg:x1="4.046cm" svg:y1="28.028cm" svg:x2="4.046cm" svg:y2="29.681cm" draw:start-shape="id9" draw:start-glue-point="6" draw:end-shape="id10" draw:end-glue-point="5" svg:d="M4046 28028v1653" svg:viewBox="0 0 1 1654">
          <text:p/>
        </draw:connector>
        <draw:connector draw:style-name="arrow" draw:layer="layout" draw:type="line" svg:x1="7.104cm" svg:y1="26.589cm" svg:x2="11.071cm" svg:y2="26.589cm" draw:start-shape="id9" draw:start-glue-point="7" draw:end-shape="id11" draw:end-glue-point="6" svg:d="M7104 26589h3967" svg:viewBox="0 0 3968 1">
          <text:p/>
        </draw:connector>
        <draw:connector draw:style-name="arrow" draw:layer="layout" draw:type="line" svg:x1="4.045cm" svg:y1="23.4cm" svg:x2="4.046cm" svg:y2="25.15cm" draw:start-shape="id7" draw:start-glue-point="6" draw:end-shape="id9" draw:end-glue-point="4" svg:d="M4045 23400l1 1750" svg:viewBox="0 0 2 1751">
          <text:p/>
        </draw:connector>
        <draw:frame draw:style-name="gr1" draw:layer="layout" svg:width="1.729cm" svg:height="0.806cm" svg:x="2.733cm" svg:y="27.957cm">
          <draw:text-box>
            <text:p>Yes</text:p>
          </draw:text-box>
        </draw:frame>
        <draw:frame draw:style-name="gr1" draw:layer="layout" svg:width="1.729cm" svg:height="0.806cm" svg:x="7.428cm" svg:y="25.687cm">
          <draw:text-box>
            <text:p>No</text:p>
          </draw:text-box>
        </draw:frame>
        <draw:custom-shape draw:style-name="gr10" draw:text-style-name="P1" xml:id="id4" draw:id="id4" draw:layer="layout" svg:width="4.976cm" svg:height="1.644cm" svg:x="1.557cm" svg:y="0.309cm">
          <text:p text:style-name="P1">Flag from report.tsv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1" draw:layer="layout" svg:width="1.729cm" svg:height="0.806cm" svg:x="2.733cm" svg:y="12.594cm">
          <draw:text-box>
            <text:p>Yes</text:p>
          </draw:text-box>
        </draw:frame>
        <draw:custom-shape draw:style-name="info_20_box" draw:layer="layout" svg:width="9.059cm" svg:height="3.459cm" svg:x="10.101cm" svg:y="28.317cm">
          <text:p text:style-name="P2">*Is unique means that it is assembled into one contig, and none of the following are true:</text:p>
          <text:p text:style-name="P2"><text:s text:c="2"/>scaffold_graph_bad,</text:p>
          <text:p text:style-name="P2"><text:s text:c="2"/>variants_suggest_collapsed_repeat,</text:p>
          <text:p text:style-name="P2"><text:s text:c="2"/>hit_both_strands,</text:p>
          <text:p text:style-name="P2"><text:s text:c="2"/>region_assembled_twice</text:p>
          <draw:enhanced-geometry svg:viewBox="0 0 21600 21600" draw:type="rectangle" draw:enhanced-path="M 0 0 L 21600 0 21600 21600 0 21600 0 0 Z N"/>
        </draw:custom-shape>
        <draw:custom-shape draw:style-name="boxymcboxface" xml:id="id5" draw:id="id5" draw:layer="layout" svg:width="7.325cm" svg:height="3.894cm" svg:x="0.383cm" svg:y="3.497cm">
          <text:p>Assembly fail, ref seq choose fail, or no contig match to reference?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arrow" draw:layer="layout" draw:type="line" svg:x1="4.046cm" svg:y1="7.391cm" svg:x2="4.046cm" svg:y2="8.893cm" draw:start-shape="id5" draw:start-glue-point="6" draw:end-shape="id1" draw:end-glue-point="4" svg:d="M4046 7391v1502" svg:viewBox="0 0 1 1503">
          <text:p/>
        </draw:connector>
        <draw:custom-shape draw:style-name="gr3" draw:text-style-name="P1" xml:id="id12" draw:id="id12" draw:layer="layout" svg:width="3.358cm" svg:height="1.921cm" svg:x="10.611cm" svg:y="4.463cm">
          <text:p text:style-name="P1">no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arrow" draw:layer="layout" draw:type="line" svg:x1="7.708cm" svg:y1="5.444cm" svg:x2="10.946cm" svg:y2="5.424cm" draw:start-shape="id5" draw:start-glue-point="7" draw:end-shape="id12" draw:end-glue-point="6" svg:d="M7708 5444l3238-20" svg:viewBox="0 0 3239 21">
          <text:p/>
        </draw:connector>
        <draw:frame draw:style-name="gr1" draw:layer="layout" svg:width="1.729cm" svg:height="0.806cm" svg:x="7.429cm" svg:y="4.355cm">
          <draw:text-box>
            <text:p>Yes</text:p>
          </draw:text-box>
        </draw:frame>
        <draw:frame draw:style-name="gr1" draw:layer="layout" svg:width="1.729cm" svg:height="0.806cm" svg:x="2.734cm" svg:y="7.394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8" draw:display-name="Gradient 18" draw:style="linear" draw:start-color="#3465a4" draw:end-color="#ffffff" draw:start-intensity="100%" draw:end-intensity="100%" draw:angle="0" draw:border="0%"/>
    <draw:gradient draw:name="Gradient_20_19" draw:display-name="Gradient 19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xymcboxface" style:family="graphic" style:parent-style-name="standard">
      <style:graphic-properties draw:stroke-dash="Dashed_20__28_var_29__20_4" svg:stroke-width="0.1cm" svg:stroke-color="#000000" draw:marker-start-width="0.35cm" draw:marker-end-width="0.35cm" draw:fill-color="#ffe1c4" draw:fill-gradient-name="Gradient_20_19" draw:fill-hatch-name="Hatching_20_1" draw:fill-image-name="Bitmap_20_1" draw:fill-image-width="0cm" draw:fill-image-height="0cm" draw:textarea-horizontal-align="justify" draw:textarea-vertical-align="middle" draw:auto-grow-height="false" fo:min-height="2.776cm" fo:min-width="3.932cm" fo:wrap-option="wrap"/>
      <style:paragraph-properties fo:text-align="center" style:writing-mode="lr-tb"/>
      <style:text-properties style:font-name="Liberation Sans2" fo:font-family="'Liberation Sans'" style:font-style-name="Regular" style:font-pitch="variable" fo:font-size="12pt"/>
    </style:style>
    <style:style style:name="data" style:family="graphic">
      <style:graphic-properties svg:stroke-width="0.1cm" svg:stroke-color="#000000" draw:marker-start-width="0.35cm" draw:marker-end-width="0.35cm" draw:fill-color="#bfdbbf" draw:fill-image-width="0cm" draw:fill-image-height="0cm"/>
      <style:paragraph-properties style:writing-mode="lr-tb"/>
      <style:text-properties style:font-name="Liberation Sans2" fo:font-family="'Liberation Sans'" style:font-style-name="Regular" style:font-pitch="variable" fo:font-size="12pt"/>
    </style:style>
    <style:style style:name="arrow" style:family="graphic" style:parent-style-name="objectwithoutfill">
      <style:graphic-properties draw:stroke-dash="Dashed_20__28_var_29__20_4" svg:stroke-width="0.15cm" draw:marker-start-width="0.43cm" draw:marker-end="Arrow" draw:marker-end-width="0.53cm" draw:fill="none" draw:fill-gradient-name="Gradient_20_18" draw:fill-hatch-name="Hatching_20_1" draw:fill-image-name="Bitmap_20_1" draw:textarea-vertical-align="middle"/>
      <style:paragraph-properties fo:text-align="center" style:writing-mode="lr-tb"/>
    </style:style>
    <style:style style:name="yesno" style:family="graphic" style:parent-style-name="standard">
      <style:graphic-properties draw:stroke="none" draw:stroke-dash="Dashed_20__28_var_29__20_4" svg:stroke-color="#000000" draw:fill="none" draw:fill-color="#ffffff" draw:fill-gradient-name="Gradient_20_18" draw:fill-hatch-name="Hatching_20_1" draw:fill-image-name="Bitmap_20_1" fo:min-height="0.27cm">
        <text:list-style style:name="yesn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info_20_box" style:display-name="info box" style:family="graphic">
      <style:graphic-properties draw:stroke="dash" draw:stroke-dash="Ultrafine_20_Dashed" svg:stroke-width="0.05cm" draw:marker-start-width="0.28cm" draw:marker-end-width="0.28cm" draw:fill-color="#e5e5e5" draw:fill-image-width="0cm" draw:fill-image-height="0cm" draw:textarea-horizontal-align="justify" draw:textarea-vertical-align="middle" draw:auto-grow-height="false" fo:min-height="3.75cm" fo:min-width="8.021cm" fo:padding-top="0.2cm" fo:padding-bottom="0.2cm" fo:padding-left="0.2cm" fo:padding-right="0.2cm" fo:wrap-option="wrap"/>
      <style:paragraph-properties fo:text-align="center" style:writing-mode="lr-tb"/>
      <style:text-properties style:font-name="Liberation Sans2" fo:font-family="'Liberation Sans'" style:font-style-name="Regular" style:font-pitch="variable" fo:font-size="12pt"/>
    </style:style>
  </office:styles>
  <office:automatic-styles>
    <style:page-layout style:name="PM0">
      <style:page-layout-properties fo:margin-top="0cm" fo:margin-bottom="0cm" fo:margin-left="0cm" fo:margin-right="0cm" fo:page-width="19.4cm" fo:page-height="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Hunt</meta:initial-creator>
    <meta:creation-date>2016-08-10T14:24:18.377446000</meta:creation-date>
    <dc:date>2016-10-17T15:44:27.144724000</dc:date>
    <dc:creator>Martin Hunt</dc:creator>
    <meta:editing-duration>P3DT4H45M16S</meta:editing-duration>
    <meta:editing-cycles>18</meta:editing-cycles>
    <meta:generator>LibreOffice/5.2.3.3$MacOSX_X86_64 LibreOffice_project/d54a8868f08a7b39642414cf2c8ef2f228f780cf</meta:generator>
    <meta:document-statistic meta:object-count="34"/>
  </office:meta>
</office:document-meta>
</file>